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fill="solid" draw:fill-color="#00cccc"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marker-end="Arrow" draw:marker-end-width="0.3cm" draw:fill="solid" draw:fill-color="#00cccc" draw:textarea-horizontal-align="center" draw:textarea-vertical-align="middle" draw:shadow="hidden"/>
    </style:style>
    <style:style style:name="gr5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color="#ff0000"/>
    </style:style>
    <style:style style:name="T2" style:family="text">
      <style:text-properties fo:color="#008000" fo:font-style="normal" style:font-style-asian="normal" style:font-style-complex="normal"/>
    </style:style>
    <style:style style:name="T3" style:family="text">
      <style:text-properties fo:color="#008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5.715cm" svg:height="1.905cm" svg:x="2.27cm" svg:y="1.635cm">
          <text:p text:style-name="P1">c2c Budget </text:p>
          <text:p text:style-name="P1">Fiscal yea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2" draw:layer="layout" svg:width="17.145cm" svg:height="2.54cm" svg:x="2.27cm" svg:y="6.08cm">
          <text:p text:style-name="P1">Budget Version</text:p>
          <text:p text:style-name="P1"><text:span text:style-name="T1">previous</text:span> / current <text:s/>/ <text:span text:style-name="T2">n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3" draw:layer="layout" svg:width="6.395cm" svg:height="6.35cm" svg:x="13.605cm" svg:y="17.51cm">
          <text:p text:style-name="P1">Budget Lines</text:p>
          <text:p text:style-name="P1">current</text:p>
          <text:p text:style-name="P1">---------------</text:p>
          <text:p text:style-name="P1">Budget Lines </text:p>
          <text:p text:style-name="P1">(inherited)</text:p>
          <text:p text:style-name="P1"><text:span text:style-name="T1">previous</text:span>/current/<text:span text:style-name="T3">n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5.127cm" svg:y1="3.54cm" svg:x2="10.842cm" svg:y2="6.08cm" draw:start-shape="id1" draw:start-glue-point="2" draw:end-shape="id2" draw:end-glue-point="0" svg:d="m5127 3540v1270h5715v1270">
          <text:p/>
        </draw:connector>
        <draw:connector draw:style-name="gr2" draw:text-style-name="P1" draw:layer="layout" svg:x1="10.842cm" svg:y1="8.62cm" svg:x2="16.802cm" svg:y2="17.51cm" draw:start-shape="id2" draw:start-glue-point="2" draw:end-shape="id3" draw:end-glue-point="0" svg:d="m10842 8620v4446h5960v4444">
          <text:p/>
        </draw:connector>
        <draw:custom-shape draw:style-name="gr3" draw:text-style-name="P1" draw:id="id4" draw:layer="layout" svg:width="5.715cm" svg:height="2.54cm" svg:x="1.635cm" svg:y="10.525cm">
          <text:p text:style-name="P1">Chricar_budget</text:p>
          <text:p text:style-name="P1">curr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id="id5" draw:layer="layout" svg:width="5.08cm" svg:height="2.54cm" svg:x="6.08cm" svg:y="14.97cm">
          <text:p text:style-name="P1">Chricar surfa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4.492cm" svg:y1="13.065cm" svg:x2="8.62cm" svg:y2="14.97cm" draw:start-shape="id4" draw:end-shape="id5" draw:end-glue-point="0" svg:d="m4492 13065v953h4128v952">
          <text:p/>
        </draw:connector>
        <draw:custom-shape draw:style-name="gr3" draw:text-style-name="P1" draw:id="id6" draw:layer="layout" svg:width="5.715cm" svg:height="1.905cm" svg:x="6.08cm" svg:y="18.78cm">
          <text:p text:style-name="P1">Production (inherit)</text:p>
          <text:p text:style-name="P1"><text:span text:style-name="T1">prev</text:span>/current/(next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id="id7" draw:layer="layout" svg:width="5.715cm" svg:height="1.905cm" svg:x="6.08cm" svg:y="21.32cm">
          <text:p text:style-name="P1">Sales (inherit)</text:p>
          <text:p text:style-name="P1">current/<text:span text:style-name="T3">n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4.492cm" svg:y1="13.065cm" svg:x2="6.08cm" svg:y2="19.732cm" draw:start-shape="id4" draw:start-glue-point="2" draw:end-shape="id6" draw:end-glue-point="3" svg:d="m4492 13065v6667h1588">
          <text:p/>
        </draw:connector>
        <draw:connector draw:style-name="gr4" draw:text-style-name="P1" draw:layer="layout" svg:x1="4.492cm" svg:y1="13.065cm" svg:x2="6.08cm" svg:y2="22.272cm" draw:start-shape="id4" draw:start-glue-point="2" draw:end-shape="id7" draw:end-glue-point="3" svg:d="m4492 13065v9207h1588">
          <text:p/>
        </draw:connector>
        <draw:connector draw:style-name="gr5" draw:text-style-name="P1" draw:layer="layout" svg:x1="11.795cm" svg:y1="19.732cm" svg:x2="13.605cm" svg:y2="20.685cm" draw:start-shape="id6" draw:start-glue-point="1" draw:end-shape="id3" svg:d="m11795 19732h905v953h905">
          <text:p/>
        </draw:connector>
        <draw:connector draw:style-name="gr5" draw:text-style-name="P1" draw:layer="layout" svg:x1="11.795cm" svg:y1="22.272cm" svg:x2="13.605cm" svg:y2="20.685cm" draw:start-shape="id7" draw:start-glue-point="1" draw:end-shape="id3" draw:end-glue-point="3" svg:d="m11795 22272h905v-1587h905">
          <text:p/>
        </draw:connector>
        <draw:connector draw:style-name="gr2" draw:text-style-name="P1" draw:layer="layout" svg:x1="10.842cm" svg:y1="8.62cm" svg:x2="4.492cm" svg:y2="10.525cm" draw:start-shape="id2" draw:start-glue-point="2" draw:end-shape="id4" svg:d="m10842 8620v953h-6350v952">
          <text:p/>
        </draw:connector>
        <draw:custom-shape draw:style-name="gr1" draw:text-style-name="P1" draw:id="id8" draw:layer="layout" svg:width="9.525cm" svg:height="1.905cm" svg:x="9.89cm" svg:y="1.635cm">
          <text:p text:style-name="P1">Produktion year budget</text:p>
          <text:p text:style-name="P1"><text:span text:style-name="T1">previous</text:span> / current <text:s/>/ <text:span text:style-name="T2">n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4.652cm" svg:y1="3.54cm" svg:x2="10.842cm" svg:y2="6.08cm" draw:start-shape="id8" draw:start-glue-point="2" draw:end-shape="id2" draw:end-glue-point="0" svg:d="m14652 3540v1270h-3810v127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Ferdinand Gassauer</meta:initial-creator>
    <meta:creation-date>2010-07-06T14:04:25</meta:creation-date>
    <dc:date>2010-07-06T18:36:44</dc:date>
    <dc:creator>Ferdinand Gassauer</dc:creator>
    <meta:editing-duration>PT04H32M21S</meta:editing-duration>
    <meta:editing-cycles>12</meta:editing-cycles>
    <meta:generator>OpenOffice.org/3.2$Unix OpenOffice.org_project/320m19$Build-9505</meta:generator>
    <meta:document-statistic meta:object-count="17"/>
  </office:meta>
</office:document-meta>
</file>